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 co rośnie las?</text:span><text:span text:style-name="T1"><text:line-break/></text:span><text:span text:style-name="T1">Czemu szumi woda?</text:span><text:span text:style-name="T1"><text:line-break/></text:span><text:span text:style-name="T1">Po co słońce świeci?</text:span><text:span text:style-name="T1"><text:line-break/></text:span><text:span text:style-name="T1">Dla kogo ta pogoda?</text:span><text:span text:style-name="T1"><text:line-break/></text:span><text:span text:style-name="T1">To dla mnie świeci słońce</text:span><text:span text:style-name="T1"><text:line-break/></text:span><text:span text:style-name="T1">To dla mnie jest pogoda</text:span><text:span text:style-name="T1"><text:line-break/></text:span><text:span text:style-name="T1">Bez Ciebie zawsze nu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A z Tobą jest przygoda</text:span><text:span text:style-name="T1"><text:line-break/></text:span><text:span text:style-name="T1">Wakacje cały rok,</text:span><text:span text:style-name="T1"><text:line-break/></text:span><text:span text:style-name="T1">ruszajmy razem drogą</text:span><text:span text:style-name="T1"><text:line-break/></text:span><text:span text:style-name="T1">Niech idą ci co chcą</text:span><text:span text:style-name="T1"><text:line-break/></text:span><text:span text:style-name="T1">i ci co już nie mogą</text:span><text:span text:style-name="T1"><text:line-break/></text:span><text:span text:style-name="T1">To dla mnie dla ciebie,</text:span><text:span text:style-name="T1"><text:line-break/></text:span><text:span text:style-name="T1">to dla mnie dla ciebie,</text:span><text:span text:style-name="T1"><text:line-break/></text:span><text:span text:style-name="T1">to wszystko za darmo od Bo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6:57:50</meta:creation-date>
    <dc:creator>Rafał Talacha</dc:creator>
    <dc:date>2009-01-27T14:48:43</dc:date>
    <dc:language>pl-PL</dc:language>
    <meta:editing-cycles>5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